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5-03-0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4-09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4-04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3-11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3-04-0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2-11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2-04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1-10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0-11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20-01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9-08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9-05-1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9-04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9-0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8-10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8-10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8-08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8-04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8-04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11-0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08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05-0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04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02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7-01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6-10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6-07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6-05-0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6-02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5-10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5-08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5-07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5-04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5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4-10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4-07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4-05-0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4-01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3-10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3-07-1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3-04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3-02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2-10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2-07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2-04-25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2-01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1-10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1-07-0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1-04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1-01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0-10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0-07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0-04-0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10-02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9-10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9-07-14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9-04-1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9-02-1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8-10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8-07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8-04-0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8-02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7-11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7-07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7-05-1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7-01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11-1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10-1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07-1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05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04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6-02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5-10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5-04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10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08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04-1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11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04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08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1</text:p>
          </table:table-cell>
          <table:table-cell office:value-type="string" calcext:value-type="string">
            <text:p>62A <text:s/>2 SOW 097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0" meta:object-count="0"/>
    <meta:user-defined meta:name="AppVersion">3.0</meta:user-defined>
  </office:meta>
</office:document-meta>
</file>